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640000005D4F2715C9AB03AC6F.png" manifest:media-type="image/png"/>
  <manifest:file-entry manifest:full-path="Pictures/100002010000049D0000010C473D8B7E508FD1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1" svg:font-family="'Nimbus Mono'" style:font-pitch="fixed"/>
    <style:font-face style:name="Arial1" svg:font-family="Arial" style:font-pitch="variable"/>
    <style:font-face style:name="Nimbus Mono" svg:font-family="'Nimbus Mono'" style:font-pitch="variable"/>
    <style:font-face style:name="Roboto" svg:font-family="Roboto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1" svg:font-family="Roboto" style:font-family-generic="roman" style:font-pitch="variable"/>
    <style:font-face style:name="Times New Roman" svg:font-family="'Times New Roman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auto-grow-height="false" draw:fit-to-size="shrink-to-fit" fo:min-height="11.932cm"/>
    </style:style>
    <style:style style:name="pr1" style:family="presentation" style:parent-style-name="Default-subtitle">
      <style:graphic-properties draw:fill-color="#ffffff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color="#1c1c1c" style:font-name="Roboto" fo:font-size="50pt" style:font-size-asian="50pt" style:font-size-complex="50pt"/>
    </style:style>
    <style:style style:name="P2" style:family="paragraph">
      <loext:graphic-properties draw:fill-color="#ffffff"/>
    </style:style>
    <style:style style:name="P3" style:family="paragraph">
      <style:text-properties style:font-name="Nimbus Mono1"/>
    </style:style>
    <style:style style:name="P4" style:family="paragraph">
      <style:paragraph-properties fo:margin-left="0cm" fo:margin-right="0cm" fo:margin-top="0.499cm" fo:margin-bottom="0cm" fo:text-indent="0cm"/>
    </style:style>
    <style:style style:name="P5" style:family="paragraph">
      <loext:graphic-properties draw:fill="none"/>
      <style:paragraph-properties fo:margin-left="0cm" fo:margin-right="0cm" fo:margin-top="0.499cm" fo:margin-bottom="0cm" fo:text-indent="0cm"/>
      <style:text-properties fo:font-variant="normal" fo:text-transform="none" fo:color="#1c1c1c" style:text-outline="false" style:text-line-through-style="none" style:text-line-through-type="none" style:font-name="Nimbus Mono1" fo:font-size="32pt" fo:font-style="normal" fo:text-shadow="none" style:text-underline-style="none" fo:font-weight="normal" style:letter-kerning="true" fo:background-color="#ffffff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1c1c1c" style:font-name="Roboto" fo:font-size="50pt" style:font-size-asian="50pt" style:font-size-complex="50pt"/>
    </style:style>
    <style:style style:name="T2" style:family="text">
      <style:text-properties style:font-name="Nimbus Mono1"/>
    </style:style>
    <style:style style:name="T3" style:family="text">
      <style:text-properties style:font-name="Roboto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Roboto" fo:font-size="32pt" fo:font-style="normal" fo:text-shadow="none" style:text-underline-style="none" fo:font-weight="normal" style:letter-kerning="true" fo:background-color="#ffffff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Nimbus Mono1" fo:font-size="32pt" fo:font-style="normal" fo:text-shadow="none" style:text-underline-style="none" fo:font-weight="normal" style:letter-kerning="true" fo:background-color="#ffffff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11111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111111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11111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11111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11111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11111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11111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11111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111111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111111" fo:font-size="45%"/>
      </text:list-level-style-bullet>
    </text:list-style>
  </office:automatic-styles>
  <office:body>
    <office:presentation>
      <presentation:footer-decl presentation:name="ftr1">Vanessa Böhrk - Tutorium Hardwarenahe Softwareentwicklung</presentation:footer-decl>
      <presentation:date-time-decl presentation:name="dtd1" presentation:source="fixed">28.04.15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16.26cm" svg:x="1.399cm" svg:y="0.837cm" presentation:class="subtitle" presentation:user-transformed="true">
          <draw:text-box>
            <text:p><text:span text:style-name="T1">Stru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Structs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Dienen der Zusammenfassung von Variablen</text:p>
              </text:list-item>
              <text:list-item>
                <text:p>Struktur von Datensätzen</text:p>
              </text:list-item>
            </text:list>
            <text:p><text:span text:style-name="T2">struct contact</text:span></text:p>
            <text:p><text:span text:style-name="T2">{</text:span></text:p>
            <text:p><text:span text:style-name="T2"><text:s text:c="3"/></text:span><text:span text:style-name="T2">char first_name[40];</text:span></text:p>
            <text:p><text:span text:style-name="T2"><text:s text:c="3"/></text:span><text:span text:style-name="T2">char last_name[40];</text:span></text:p>
            <text:p><text:span text:style-name="T2"><text:s text:c="3"/></text:span><text:span text:style-name="T2">long int telephone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Initialisierung einer Variablen</text:p>
          </draw:text-box>
        </draw:frame>
        <draw:frame presentation:style-name="pr4" draw:text-style-name="P3" draw:layer="layout" svg:width="25.191cm" svg:height="12.182cm" svg:x="1.399cm" svg:y="4.915cm" presentation:class="outline" presentation:user-transformed="true">
          <draw:text-box>
            <text:p><text:span text:style-name="T2">struct contact my_contact</text:span></text:p>
            <text:p><text:span text:style-name="T2">{</text:span></text:p>
            <text:p><text:span text:style-name="T2"><text:s text:c="3"/>“</text:span><text:span text:style-name="T2">John”,</text:span></text:p>
            <text:p><text:span text:style-name="T2"><text:s text:c="3"/>“</text:span><text:span text:style-name="T2">Doe”,</text:span></text:p>
            <text:p><text:span text:style-name="T2"><text:s text:c="3"/></text:span><text:span text:style-name="T2">491578951784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Intern</text:p>
          </draw:text-box>
        </draw:frame>
        <draw:frame presentation:style-name="pr4" draw:layer="layout" svg:width="25.191cm" svg:height="12.182cm" svg:x="1.399cm" svg:y="4.915cm" presentation:class="outline">
          <draw:text-box>
            <text:p>Bei der Erzeugung mit Hilfe von </text:p>
            <text:p><text:span text:style-name="T2">struct contact my_contact;</text:span></text:p>
            <text:p>passiert eigentlich folgendes:</text:p>
            <text:p><text:span text:style-name="T2">struct {char first_name[40], char last_name[40], long int telephone} my_contact;</text:span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Weitere Möglichkeit</text:p>
          </draw:text-box>
        </draw:frame>
        <draw:frame draw:style-name="gr2" draw:text-style-name="P5" draw:layer="layout" svg:width="25.191cm" svg:height="12.182cm" svg:x="1.399cm" svg:y="4.344cm">
          <draw:text-box>
            <text:p text:style-name="P4"><text:span text:style-name="T4">Mit Hilfe der folgenden Schreibweise:</text:span></text:p>
            <text:p text:style-name="P4"><text:span text:style-name="T5">struct {char first_name[40], char last_name[40], int telephone} my_contact;</text:span></text:p>
            <text:p text:style-name="P4"><text:span text:style-name="T4">wird ebenfalls ein struct angelegt</text:span></text:p>
            <text:list text:style-name="L1">
              <text:list-item>
                <text:p text:style-name="P4"><text:span text:style-name="T4">gleiche Eigenschaften wie </text:span><text:span text:style-name="T5">struct contact</text:span><text:span text:style-name="T4"> </text:span></text:p>
              </text:list-item>
              <text:list-item>
                <text:p text:style-name="P4"><text:span text:style-name="T4">beide Varianten möglic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Felder</text:p>
          </draw:text-box>
        </draw:frame>
        <draw:frame presentation:style-name="pr4" draw:layer="layout" svg:width="25.191cm" svg:height="12.182cm" svg:x="1.399cm" svg:y="4.915cm" presentation:class="outline">
          <draw:text-box>
            <text:p>Auf einzelne Felder kann durch</text:p>
            <text:p><text:span text:style-name="T2">my_contact.first_name</text:span></text:p>
            <text:p>zugegriffen werden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Array of struct</text:p>
          </draw:text-box>
        </draw:frame>
        <draw:frame presentation:style-name="pr4" draw:layer="layout" svg:width="25.191cm" svg:height="12.182cm" svg:x="1.399cm" svg:y="4.915cm" presentation:class="outline">
          <draw:text-box>
            <text:p><text:span text:style-name="T2">struct contact contact_book[SIZE];</text:span></text:p>
            <text:p>Verwaltet wird das struct-Array dann genau wie gewöhnliche Arrays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1" svg:font-family="'Nimbus Mono'" style:font-pitch="fixed"/>
    <style:font-face style:name="Arial1" svg:font-family="Arial" style:font-pitch="variable"/>
    <style:font-face style:name="Nimbus Mono" svg:font-family="'Nimbus Mono'" style:font-pitch="variable"/>
    <style:font-face style:name="Roboto" svg:font-family="Roboto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1" svg:font-family="Roboto" style:font-family-generic="roman" style:font-pitch="variable"/>
    <style:font-face style:name="Times New Roman" svg:font-family="'Times New Roman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11111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111111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11111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11111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11111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11111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11111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11111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111111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111111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1c1c1c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1c1c1c" style:font-name="Roboto" fo:font-family="Robo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1c1c1c" style:font-name="Roboto" fo:font-family="Robo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1c1c1c" style:font-name="Roboto" fo:font-family="Robo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color="#1c1c1c" style:font-name="Roboto" fo:font-family="Robo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color="#1c1c1c" style:font-name="Roboto" fo:font-family="Robo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color="#1c1c1c" style:font-name="Roboto" fo:font-family="Robo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bold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solid" draw:stroke-dash="Dashed_20__28_var_29_" svg:stroke-width="0.028cm" svg:stroke-color="#1c1c1c" draw:marker-start-width="0.242cm" draw:marker-end-width="0.242cm" draw:fill="none" draw:textarea-vertical-align="middle" fo:padding-top="0.014cm" fo:padding-bottom="0.014cm" fo:padding-left="0.014cm" fo:padding-right="0.014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1c1c1c" style:font-name="Roboto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1c1c1c" style:font-name="Roboto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c1c1c"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017cm" svg:height="3.507cm" svg:x="1.399cm" svg:y="0.837cm" presentation:class="title">
        <draw:text-box>
          <text:p>Click to edit the title text format</text:p>
        </draw:text-box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2" draw:text-style-name="MP6" draw:layer="backgroundobjects" svg:width="14.063cm" svg:height="1.448cm" svg:x="8.797cm" svg:y="18.872cm" presentation:class="footer">
        <draw:text-box>
          <text:p text:style-name="MP5"><text:span text:style-name="MT2">Tutorium Hardwarenahe Softwareentwicklung</text:span></text:p>
          <text:p text:style-name="MP5"><text:span text:style-name="MT2">Vanessa Böhrk &amp; Tobias Trabelsi</text:span></text:p>
        </draw:text-box>
      </draw:frame>
      <draw:frame presentation:style-name="Mpr2" draw:text-style-name="MP4" draw:layer="backgroundobjects" svg:width="2.46cm" svg:height="1.448cm" svg:x="24.13cm" svg:y="18.872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5.597cm" svg:height="1.27cm" svg:x="0.41cm" svg:y="19.05cm">
        <draw:image xlink:href="Pictures/100002010000049D0000010C473D8B7E508FD16C.png" xlink:type="simple" xlink:show="embed" xlink:actuate="onLoad">
          <text:p/>
        </draw:image>
      </draw:frame>
      <draw:frame draw:style-name="Mgr3" draw:text-style-name="MP7" draw:layer="backgroundobjects" svg:width="1.121cm" svg:height="1.043cm" svg:x="6.545cm" svg:y="19.197cm">
        <draw:image xlink:href="Pictures/10000000000000640000005D4F2715C9AB03AC6F.png" xlink:type="simple" xlink:show="embed" xlink:actuate="onLoad">
          <text:p/>
        </draw:image>
      </draw:frame>
      <draw:frame draw:style-name="Mgr3" draw:text-style-name="MP7" draw:layer="backgroundobjects" svg:width="1.329cm" svg:height="1.237cm" svg:x="6.545cm" svg:y="19.003cm">
        <draw:image xlink:href="Pictures/10000000000000640000005D4F2715C9AB03AC6F.png" xlink:type="simple" xlink:show="embed" xlink:actuate="onLoad">
          <text:p/>
        </draw:image>
      </draw:frame>
      <draw:line presentation:style-name="Mpr3" draw:text-style-name="MP7" draw:layer="backgroundobjects" svg:x1="0.508cm" svg:y1="18.288cm" svg:x2="27.432cm" svg:y2="18.288cm">
        <text:p/>
      </draw:lin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7:21:11.881545423</meta:creation-date>
    <dc:date>2016-05-24T15:08:05.196616250</dc:date>
    <meta:editing-duration>PT2H48M16S</meta:editing-duration>
    <meta:editing-cycles>61</meta:editing-cycles>
    <meta:generator>LibreOffice/5.1.3.2$Linux_X86_64 LibreOffice_project/10m0$Build-2</meta:generator>
    <meta:document-statistic meta:object-count="51"/>
  </office:meta>
</office:document-meta>
</file>